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a5ff" officeooo:paragraph-rsid="0012a5ff"/>
    </style:style>
    <style:style style:name="T1" style:family="text">
      <style:text-properties officeooo:rsid="0013ad53"/>
    </style:style>
    <style:style style:name="T2" style:family="text">
      <style:text-properties officeooo:rsid="0013f8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winter season:-</text:p>
      <text:p text:style-name="P1"/>
      <text:p text:style-name="P1"/>
      <text:p text:style-name="P1"/>
      <text:p text:style-name="P1"><text:span text:style-name="T1">T</text:span>he india has main three season.first is winter , second is summer and last is rainny .the winter season is first season of in india.it is start from octomber <text:span text:style-name="T2">month to</text:span> february month.it is beautiful season <text:span text:style-name="T1">cause the whole environment is cold</text:span>. Most off people liked this season because that time days is very short . Every <text:span text:style-name="T1">indian </text:span>mother make a delicious sweet <text:span text:style-name="T1">dishes</text:span> like ‘adadiya’,’khajurpaak’,’methipaak’ or many more . <text:s/>This dishes ia also healthy<text:span text:style-name="T1">. Also people buy a clothes like ‘jacket’ ,’cap’,’sweater’ and ‘hand gloves’. The mostly fastival comes in winter like ‘Diwali’,’kitesday’, ‘christmas’ and many more and people love to celebrate that festival. In short people enjoyed the winter season with happiness and full of j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31T19:27:40.186957866</meta:creation-date>
    <dc:date>2022-03-31T19:56:16.494693914</dc:date>
    <meta:editing-duration>PT3M39S</meta:editing-duration>
    <meta:editing-cycles>1</meta:editing-cycles>
    <meta:document-statistic meta:table-count="0" meta:image-count="0" meta:object-count="0" meta:page-count="1" meta:paragraph-count="2" meta:word-count="121" meta:character-count="751" meta:non-whitespace-character-count="631"/>
    <meta:generator>LibreOffice/6.0.7.3$Linux_X86_64 LibreOffice_project/00m0$Build-3</meta:generator>
  </office:meta>
</office:document-meta>
</file>